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B4000030EAD8DCE7D9.wmf"/>
  <manifest:file-entry manifest:media-type="" manifest:full-path="Pictures/200000070000520C000025CC2C012BD0.wmf"/>
  <manifest:file-entry manifest:media-type="" manifest:full-path="Pictures/200000070000667A000042101B461883.wmf"/>
  <manifest:file-entry manifest:media-type="" manifest:full-path="Pictures/200000070000556F00002BD54E261FCC.wmf"/>
  <manifest:file-entry manifest:media-type="" manifest:full-path="Pictures/200000070000562D00002F1D46F378DE.wmf"/>
  <manifest:file-entry manifest:media-type="" manifest:full-path="Pictures/20000007000052420000299CC26940A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Courier New3" svg:font-family="'Courier New'"/>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US"/>
    </style:style>
    <style:style style:name="P8" style:family="paragraph" style:parent-style-name="Versioning_20_Heading">
      <style:paragraph-properties fo:break-before="page"/>
    </style:style>
    <style:style style:name="P9" style:family="paragraph" style:parent-style-name="Heading_20_1">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Text_20_body">
      <style:text-properties fo:font-style="italic" style:font-style-asian="italic" style:font-style-complex="italic"/>
    </style:style>
    <style:style style:name="P12" style:family="paragraph" style:parent-style-name="Notice">
      <style:paragraph-properties fo:margin-top="0.494cm" fo:margin-bottom="0cm" fo:text-align="justify" style:justify-single-word="false"/>
      <style:text-properties fo:language="en" fo:country="GB"/>
    </style:style>
    <style:style style:name="P13" style:family="paragraph" style:parent-style-name="Preformatted_20_Text">
      <style:text-properties fo:font-size="8pt" style:font-size-asian="8pt" style:font-size-complex="8pt"/>
    </style:style>
    <style:style style:name="P14" style:family="paragraph" style:parent-style-name="Preformatted_20_Text">
      <style:paragraph-properties fo:margin-top="0cm" fo:margin-bottom="0.499cm"/>
      <style:text-properties fo:font-size="8pt" style:font-size-asian="8pt" style:font-size-complex="8pt"/>
    </style:style>
    <style:style style:name="P15" style:family="paragraph" style:parent-style-name="Text_20_body" style:list-style-name="WW8Num50"/>
    <style:style style:name="P16" style:family="paragraph" style:parent-style-name="Text_20_body" style:list-style-name="WW8Num50"/>
    <style:style style:name="P17" style:family="paragraph" style:parent-style-name="Text_20_body" style:list-style-name="WW8Num50"/>
    <style:style style:name="P18" style:family="paragraph" style:parent-style-name="Text_20_body" style:list-style-name="WW8Num50"/>
    <style:style style:name="P19" style:family="paragraph" style:parent-style-name="Text_20_body" style:list-style-name="WW8Num50"/>
    <style:style style:name="P20" style:family="paragraph" style:parent-style-name="Text_20_body" style:list-style-name="L1"/>
    <style:style style:name="P21" style:family="paragraph" style:parent-style-name="Text_20_body" style:list-style-name="WW8Num6"/>
    <style:style style:name="P22" style:family="paragraph" style:parent-style-name="Text_20_body" style:list-style-name="WW8Num21"/>
    <style:style style:name="P23" style:family="paragraph" style:parent-style-name="Text_20_body" style:list-style-name="WW8Num21"/>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1">
      <style:paragraph-properties fo:margin-top="0cm" fo:margin-bottom="0cm"/>
    </style:style>
    <style:style style:name="P32" style:family="paragraph" style:parent-style-name="Text_20_body" style:list-style-name="L1">
      <style:paragraph-properties fo:margin-top="0cm" fo:margin-bottom="0cm"/>
    </style:style>
    <style:style style:name="P33" style:family="paragraph" style:parent-style-name="Text_20_body" style:list-style-name="WW8Num68">
      <style:paragraph-properties fo:margin-left="-1.251cm" fo:margin-right="0cm" fo:text-indent="0cm" style:auto-text-indent="false"/>
    </style:style>
    <style:style style:name="P34" style:family="paragraph" style:parent-style-name="Text_20_body" style:list-style-name="WW8Num68">
      <style:paragraph-properties fo:margin-left="-1.251cm" fo:margin-right="0cm" fo:text-indent="0cm" style:auto-text-indent="false"/>
    </style:style>
    <style:style style:name="P35" style:family="paragraph" style:parent-style-name="Text_20_body" style:list-style-name="WW8Num68">
      <style:paragraph-properties fo:margin-left="-1.251cm" fo:margin-right="0cm" fo:text-indent="0cm" style:auto-text-indent="false"/>
    </style:style>
    <style:style style:name="P36" style:family="paragraph" style:parent-style-name="Text_20_body" style:list-style-name="WW8Num68">
      <style:paragraph-properties fo:margin-left="-1.251cm" fo:margin-right="0cm" fo:text-indent="0cm" style:auto-text-indent="false"/>
    </style:style>
    <style:style style:name="P37" style:family="paragraph" style:parent-style-name="Text_20_body" style:list-style-name="WW8Num68">
      <style:paragraph-properties fo:margin-left="-1.251cm" fo:margin-right="0cm" fo:text-indent="0cm" style:auto-text-indent="false"/>
    </style:style>
    <style:style style:name="P38" style:family="paragraph" style:parent-style-name="Heading_20_2">
      <style:text-properties fo:font-weight="bold" style:font-weight-asian="bold" style:font-weight-complex="bold"/>
    </style:style>
    <style:style style:name="P39" style:family="paragraph" style:parent-style-name="Contents_20_1">
      <style:paragraph-properties>
        <style:tab-stops>
          <style:tab-stop style:position="15.499cm" style:type="right" style:leader-style="dotted" style:leader-text="."/>
        </style:tab-stops>
      </style:paragraph-properties>
    </style:style>
    <style:style style:name="P40" style:family="paragraph" style:parent-style-name="Contents_20_2">
      <style:paragraph-properties>
        <style:tab-stops>
          <style:tab-stop style:position="15.111cm" style:type="right" style:leader-style="dotted" style:leader-text="."/>
        </style:tab-stops>
      </style:paragraph-properties>
    </style:style>
    <style:style style:name="P41" style:family="paragraph" style:parent-style-name="Contents_20_3">
      <style:paragraph-properties>
        <style:tab-stops>
          <style:tab-stop style:position="14.723cm" style:type="right" style:leader-style="dotted" style:leader-text="."/>
        </style:tab-stops>
      </style:paragraph-properties>
    </style:style>
    <style:style style:name="P42" style:family="paragraph" style:parent-style-name="Cover_20_-_20_Report_20_Type" style:master-page-name="Standard"/>
    <style:style style:name="P43" style:family="paragraph" style:parent-style-name="Cover_20_-_20_Report_20_Type" style:master-page-name="Standard"/>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style:font-style-complex="italic"/>
    </style:style>
    <style:style style:name="T5" style:family="text">
      <style:text-properties fo:language="da" fo:country="DK" style:language-asian="zxx" style:country-asian="none"/>
    </style:style>
    <style:style style:name="T6" style:family="text">
      <style:text-properties fo:language="sv" fo:country="SE" style:language-asian="zxx" style:country-asian="none"/>
    </style:style>
    <style:style style:name="T7" style:family="text">
      <style:text-properties fo:background-color="#ff0000"/>
    </style:style>
    <style:style style:name="T8" style:family="text">
      <style:text-properties fo:color="#000000" fo:background-color="#ff0000"/>
    </style:style>
    <style:style style:name="T9" style:family="text">
      <style:text-properties fo:background-color="transparent"/>
    </style:style>
    <style:style style:name="T10" style:family="text">
      <style:text-properties fo:color="#444444"/>
    </style:style>
    <style:style style:name="T11" style:family="text">
      <style:text-properties style:font-name="Arial1" style:font-name-complex="Arial1"/>
    </style:style>
    <style:style style:name="T12" style:family="text">
      <style:text-properties fo:font-size="8pt" style:font-size-asian="8pt" style:font-size-complex="8pt"/>
    </style:style>
    <style:style style:name="T13" style:family="text">
      <style:text-properties fo:font-size="8pt" fo:background-color="#ff0000" style:font-size-asian="8pt" style:font-size-complex="8pt"/>
    </style:style>
    <style:style style:name="T14" style:family="text">
      <style:text-properties fo:font-size="8pt" fo:background-color="transparent" style:font-size-asian="8pt" style:font-size-complex="8pt"/>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language="en" fo:country="GB"/>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August 2007</text:modification-date></text:p>
          <text:p text:style-name="P1">Version 1.0</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3cm" svg:y="21.617cm" svg:viewBox="0 0 196 282" draw:points="0,0 189,0 189,44 51,44 51,113 182,113 182,159 51,159 51,236 196,236 196,282 0,282">
            <text:p/>
          </draw:polygon>
          <draw:path draw:style-name="gr3" draw:text-style-name="P3" svg:width="0.175cm" svg:height="0.197cm" svg:x="8.324cm" svg:y="21.707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3cm" svg:y="21.702cm" svg:viewBox="0 0 123 198" svg:d="m0 5c0 0 0 0 48 0 0 0 0 0 0 30 0 0 0 0 0 0 10-21 33-35 58-35 7 0 12 2 17 4 0 0 0 0 0 45-8-1-15-3-24-3-44 0-51 37-51 47 0 0 0 0 0 105 0 0 0 0-48 0 0 0 0 0 0-193z">
            <text:p/>
          </draw:path>
          <draw:path draw:style-name="gr3" draw:text-style-name="P3" svg:width="0.211cm" svg:height="0.202cm" svg:x="8.687cm" svg:y="21.702cm" svg:viewBox="0 0 212 203" svg:d="m106 0c58 0 106 41 106 101s-48 102-106 102-106-42-106-102 48-101 106-101zm0 159c35 0 55-28 55-58s-20-59-55-59-57 29-57 59 20 58 57 58z">
            <text:p/>
          </draw:path>
          <draw:path draw:style-name="gr3" draw:text-style-name="P3" svg:width="0.209cm" svg:height="0.288cm" svg:x="8.934cm" svg:y="21.702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02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5cm" svg:y="21.702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2cm" svg:y="21.702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3cm" svg:y="21.617cm" svg:viewBox="0 0 198 282" draw:points="0,0 189,0 189,44 51,44 51,113 182,113 182,159 51,159 51,236 198,236 198,282 0,282">
            <text:p/>
          </draw:polygon>
          <draw:path draw:style-name="gr3" draw:text-style-name="P3" svg:width="0.175cm" svg:height="0.197cm" svg:x="10.204cm" svg:y="21.702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7cm" svg:y="21.707cm" svg:viewBox="0 0 208 192" draw:points="0,0 53,0 104,134 106,134 157,0 208,0 131,192 79,192">
            <text:p/>
          </draw:polygon>
          <draw:path draw:style-name="gr3" draw:text-style-name="P3" svg:width="0.063cm" svg:height="0.285cm" svg:x="10.622cm" svg:y="21.612cm" svg:viewBox="0 0 64 286" svg:d="m7 93h48v193h-48zm23-286c18 0 34 12 34 28s-16 28-34 28-30-12-30-28 12-28 30-28z">
            <text:p/>
          </draw:path>
          <draw:path draw:style-name="gr3" draw:text-style-name="P3" svg:width="0.122cm" svg:height="0.197cm" svg:x="10.735cm" svg:y="21.702cm" svg:viewBox="0 0 123 198" svg:d="m0 5c0 0 0 0 48 0 0 0 0 0 0 30 0 0 0 0 0 0 10-21 33-35 58-35 5 0 10 2 17 4 0 0 0 0 0 45-8-1-17-3-24-3-44 0-51 37-51 47 0 0 0 0 0 105 0 0 0 0-48 0 0 0 0 0 0-193z">
            <text:p/>
          </draw:path>
          <draw:path draw:style-name="gr3" draw:text-style-name="P3" svg:width="0.209cm" svg:height="0.202cm" svg:x="10.869cm" svg:y="21.702cm" svg:viewBox="0 0 210 203" svg:d="m104 0c60 0 106 41 106 101s-46 102-106 102-104-42-104-102 48-101 104-101zm0 159c35 0 57-28 57-58s-22-59-57-59-56 29-56 59 21 58 56 58z">
            <text:p/>
          </draw:path>
          <draw:path draw:style-name="gr3" draw:text-style-name="P3" svg:width="0.175cm" svg:height="0.197cm" svg:x="11.116cm" svg:y="21.702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cm" svg:y="21.702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4cm" svg:y="21.702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2cm" svg:y="21.702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6cm" svg:y="21.649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6cm" svg:y="21.617cm" svg:viewBox="0 0 291 282" svg:d="m123 0h45l123 282h-60l-26-65h-122l-27 65h-56zm189-109-46-115-44 115z">
            <text:p/>
          </draw:path>
          <draw:path draw:style-name="gr3" draw:text-style-name="P3" svg:width="0.209cm" svg:height="0.294cm" svg:x="12.683cm" svg:y="21.702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02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5cm" svg:y="21.702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02cm" svg:viewBox="0 0 175 203" svg:d="m141 64c-12-13-25-22-37-22-35 0-56 29-56 59s21 56 56 56c14 0 28-5 39-16 0 0 0 0 32 34-22 19-53 28-71 28-58 0-104-42-104-102s46-101 104-101c25 0 51 9 71 28 0 0 0 0-34 36z">
            <text:p/>
          </draw:path>
          <draw:path draw:style-name="gr3" draw:text-style-name="P3" svg:width="0.205cm" svg:height="0.288cm" svg:x="13.549cm" svg:y="21.707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5cm" svg:y="21.476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3cm" svg:y="21.037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2cm" svg:y="21.003cm" svg:viewBox="0 0 154 524" svg:d="m35 7c0 0 0 0-5-7 0 0 0 0-4 9-10 26-19 56-26 86-3 163-1 341 74 425 0 0 0 0 2 4 0 0 0 0 3-2 7-2 13-2 20-3s12-2 21-2c0 0 0 0 2 0 0 0 0 0 3-2 51-106 34-286-42-432-14-27-30-53-48-76z">
                  <text:p/>
                </draw:path>
                <draw:path draw:style-name="gr5" draw:text-style-name="P3" svg:width="0.313cm" svg:height="0.451cm" svg:x="14.341cm" svg:y="21.125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4cm" svg:y="21.377cm" svg:viewBox="0 0 471 283" svg:d="m58 81c110 124 270 210 387 201 0 0 0 0 1 0 0 0 0 0 2-3 2-6 5-11 9-16s7-14 10-18c0 0 0 0 4-3 0 0 0 0-2-2-53-104-208-201-370-231-32-5-62-9-90-9 0 0 0 0-9 0 0 0 0 0 5 7 14 25 32 49 53 74z">
                  <text:p/>
                </draw:path>
                <draw:path draw:style-name="gr5" draw:text-style-name="P3" svg:width="0.53cm" svg:height="0.141cm" svg:x="14.002cm" svg:y="21.656cm" svg:viewBox="0 0 531 142" svg:d="m526 102c0 0 0 0 1-1 0 0 0 0 0-4 0-7 0-12 0-18s2-14 4-21c0 0 0 0 0-3 0 0 0 0-4-2-93-54-275-61-434-46-29 9-58 19-82 34 0 0 0 0-11 3 0 0 0 0 9 5 25 16 51 30 81 41 153 65 335 71 436 12z">
                  <text:p/>
                </draw:path>
                <draw:path draw:style-name="gr5" draw:text-style-name="P3" svg:width="0.498cm" svg:height="0.227cm" svg:x="14.057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1cm" svg:y="21.92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9cm" svg:y="21.153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
      <text:p text:style-name="P10"/>
      <text:p text:style-name="P11"/>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9">1. <text:s text:c="2"/>Quality Assessment Service<text:tab/> <text:a xlink:type="simple" xlink:href="#1.Quality Assessment Service|outline" text:style-name="Default" text:visited-style-name="Default">4</text:a></text:p>
          <text:p text:style-name="P39">2. <text:s text:c="2"/>Functionality<text:tab/> <text:a xlink:type="simple" xlink:href="#2.Functionality|outline" text:style-name="Default" text:visited-style-name="Default">4</text:a></text:p>
          <text:p text:style-name="P40">2.1. <text:s text:c="2"/>XQueries repository<text:tab/><text:a xlink:type="simple" xlink:href="#2.1.XQueries repository|outline" text:style-name="Default" text:visited-style-name="Default">4</text:a></text:p>
          <text:p text:style-name="P41">2.1.1. <text:s text:c="2"/>Browse XQueries<text:tab/><text:a xlink:type="simple" xlink:href="#2.1.1.Browse XQueries|outline" text:style-name="Default" text:visited-style-name="Default">5</text:a></text:p>
          <text:p text:style-name="P41">2.1.2. <text:s text:c="2"/>View XML Schema XQueries<text:tab/><text:a xlink:type="simple" xlink:href="#2.1.2.View XML Schema XQueries|outline" text:style-name="Default" text:visited-style-name="Default">5</text:a></text:p>
          <text:p text:style-name="P40">2.2. <text:s text:c="2"/>XQuery sandbox<text:tab/><text:a xlink:type="simple" xlink:href="#2.2.XQuery sandbox|outline" text:style-name="Default" text:visited-style-name="Default">6</text:a></text:p>
          <text:p text:style-name="P39">3. <text:s text:c="2"/>Administrators functionality<text:tab/> <text:a xlink:type="simple" xlink:href="#3.Administrators functionality|outline" text:style-name="Default" text:visited-style-name="Default">7</text:a></text:p>
          <text:p text:style-name="P40">3.1. <text:s text:c="2"/>Create new XQueries<text:tab/><text:a xlink:type="simple" xlink:href="#3.1.Create new XQueries|outline" text:style-name="Default" text:visited-style-name="Default">8</text:a></text:p>
          <text:p text:style-name="P41">3.1.1. <text:s text:c="2"/>Generating machine readable feedback with XQuery<text:tab/><text:a xlink:type="simple" xlink:href="#3.1.1.Generating machine readable feedback with XQuery|outline" text:style-name="Default" text:visited-style-name="Default">11</text:a></text:p>
          <text:p text:style-name="P41">3.1.2. <text:s text:c="2"/>XQuery References<text:tab/><text:a xlink:type="simple" xlink:href="#3.1.2.XQuery References|outline" text:style-name="Default" text:visited-style-name="Default">13</text:a></text:p>
          <text:p text:style-name="P40">3.2. <text:s text:c="2"/>Add new XQueries to repository and edit properties<text:tab/><text:a xlink:type="simple" xlink:href="#3.2.Add new XQueries to repository and edit properties|outline" text:style-name="Default" text:visited-style-name="Default">14</text:a></text:p>
          <text:p text:style-name="P40">3.3. <text:s text:c="2"/>Add XML Schema validation into QA package<text:tab/><text:a xlink:type="simple" xlink:href="#3.3.Add XML Schema validation into QA package|outline" text:style-name="Default" text:visited-style-name="Default">14</text:a></text:p>
          <text:p text:style-name="P40">3.4. <text:s text:c="2"/>XQuery sandbox advanced functions<text:tab/><text:a xlink:type="simple" xlink:href="#3.4.XQuery sandbox advanced functions|outline" text:style-name="Default" text:visited-style-name="Default">14</text:a></text:p>
          <text:p text:style-name="P40">3.5. <text:s text:c="2"/>Work-queue system management<text:tab/><text:a xlink:type="simple" xlink:href="#3.5.Work-queue system management|outline" text:style-name="Default" text:visited-style-name="Default">15</text:a></text:p>
          <text:p text:style-name="P39">4. <text:s text:c="2"/>External system features<text:tab/> <text:a xlink:type="simple" xlink:href="#4.External system features|outline" text:style-name="Default" text:visited-style-name="Default">17</text:a></text:p>
          <text:p text:style-name="P40">4.1. <text:s text:c="2"/>Validate XML against schema<text:tab/><text:a xlink:type="simple" xlink:href="#4.1.Validate XML against schema|outline" text:style-name="Default" text:visited-style-name="Default">17</text:a></text:p>
          <text:p text:style-name="P40">4.2. <text:s text:c="2"/>Validate delivered XML file <text:tab/><text:a xlink:type="simple" xlink:href="#4.2.Validate delivered XML file |outline" text:style-name="Default" text:visited-style-name="Default">17</text:a></text:p>
          <text:p text:style-name="P40">4.3. <text:s text:c="2"/>Analyze XML files<text:tab/><text:a xlink:type="simple" xlink:href="#4.3.Analyze XML files|outline" text:style-name="Default" text:visited-style-name="Default">18</text:a></text:p>
          <text:p text:style-name="P40">4.4. <text:s text:c="2"/>Analyze<text:tab/><text:a xlink:type="simple" xlink:href="#4.4.Analyze|outline" text:style-name="Default" text:visited-style-name="Default">19</text:a></text:p>
          <text:p text:style-name="P40">4.5. <text:s text:c="2"/>Get results from batch job<text:tab/><text:a xlink:type="simple" xlink:href="#4.5.Get results from batch job|outline" text:style-name="Default" text:visited-style-name="Default">20</text:a></text:p>
          <text:p text:style-name="P40">4.6. <text:s text:c="2"/>List available QA rules<text:tab/><text:a xlink:type="simple" xlink:href="#4.6.List available QA rules|outline" text:style-name="Default" text:visited-style-name="Default">21</text:a></text:p>
          <text:p text:style-name="P40">4.7. <text:s text:c="2"/>List available QA scripts<text:tab/><text:a xlink:type="simple" xlink:href="#4.7.List available QA scripts|outline" text:style-name="Default" text:visited-style-name="Default">22</text:a></text:p>
          <text:p text:style-name="P40">4.8. <text:s text:c="2"/>Run QA script<text:tab/><text:a xlink:type="simple" xlink:href="#4.8.Run QA script|outline" text:style-name="Default" text:visited-style-name="Default">22</text:a></text:p>
        </text:index-body>
      </text:table-of-content>
      <text:h text:style-name="P9" text:outline-level="1">Quality Assessment Service</text:h>
      <text:p text:style-name="Text_20_body">Quality Assessment service checks the quality of delivered XML files. The quality check scripts are based on the defined quality rules. QA service uses currently XML Schema validation and XQuery scripts for making quality assurance. While the XML Schema validation is just for a simple syntax- and allowed values check, the XQueries can do more complex checks. E.g. check that the XML file contains information about <text:span text:style-name="T4">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HTML format. There are some administrative web pages for managing the service and allowing to define new quality scripts. The following functionality will be described in the next chapters:</text:p>
      <text:list text:style-name="WW8Num50">
        <text:list-item>
          <text:p text:style-name="P15">Queries Repository - web-based database for storing XQuery scripts.</text:p>
        </text:list-item>
        <text:list-item>
          <text:p text:style-name="P15">XQuery and QA sandbox – web-page for testing, developing and storing QA rules.</text:p>
        </text:list-item>
        <text:list-item>
          <text:p text:style-name="P15">Work-queue administration - web-page for monitoring QA jobs and deleting the unfinished jobs from the server.</text:p>
        </text:list-item>
        <text:list-item>
          <text:p text:style-name="P15">Host management – storing credentials for a known host for converting password-protected files</text:p>
        </text:list-item>
        <text:list-item>
          <text:p text:style-name="P15">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Functionality</text:h>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are stored with special parameters in the XQueries repository. The creators of the scripts should have some basic knowledge in XML and XQuery. XQuery sandbox is also available for all users to run XQuery scripts.</text:p>
      <text:h text:style-name="Heading_20_2" text:outline-level="2">XQueries repository</text:h>
      <text:p text:style-name="Text_20_body">The opening view of Quality Assessment service managing pages is the web page called XQueries repository. That is a web based database for storing XQuery files and its attributes. XQuery scripts are used for making quality checks with delivered XML files. Viewing the repository functionality is available for all users. One script file is dedicated to check the quality of one type of XML file. It means that the script files are identified by XML Schemas or DOCTYPES.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checking scripts.</text:p>
      <text:h text:style-name="Heading_20_3" text:outline-level="3">Browse XQueries</text:h>
      <text:p text:style-name="Text_20_body">The opening view of XQueries Repository has a list of all the available XML Schemas and related Query scripts. XQueries are listed in the second column of the table. It’s possible to open/download the XQuery script file by clicking on the script name. Clicking on the XML Schema leads the user to the next page that shows the detailed information about the XQuery scripts.</text:p>
      <text:p text:style-name="Text_20_body"/>
      <text:p text:style-name="Text_20_body"><draw:frame draw:style-name="fr4" draw:name="Frame1" text:anchor-type="as-char" svg:width="15.245cm" draw:z-index="5"><draw:text-box fo:min-height="7.022cm"><text:p text:style-name="Illustration"><draw:frame draw:style-name="fr5" draw:name="graphics15" text:anchor-type="paragraph" svg:x="0.004cm" svg:y="0.002cm" svg:width="15.245cm" style:rel-width="100%" svg:height="7.022cm" style:rel-height="scale" draw:z-index="6"><draw:image xlink:href="Pictures/200000070000520C000025CC2C012BD0.wmf" xlink:type="simple" xlink:show="embed" xlink:actuate="onLoad"/></draw:frame>Illustration <text:sequence text:ref-name="refIllustration0" text:name="Illustration" text:formula="ooow:Illustration+1" style:num-format="1">1</text:sequence>: XQuery repository screenshot</text:p></draw:text-box></draw:frame></text:p>
      <text:h text:style-name="Heading_20_3" text:outline-level="3">View XML Schema XQueries</text:h>
      <text:p text:style-name="Text_20_body">XML Schema queries page lists all the query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XQuery sandbox for detecting the XML file type. The text before the main data table shows, whether the XML Schema validation is a task in the selected quality checking package of the XML Schema. Run button after each script directs the user to the XQuery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7"><draw:text-box fo:min-height="7.818cm"><text:p text:style-name="Illustration"><draw:frame draw:style-name="fr5" draw:name="graphics16" text:anchor-type="paragraph" svg:x="0.004cm" svg:y="0.002cm" svg:width="15.238cm" style:rel-width="100%" svg:height="7.818cm" style:rel-height="scale" draw:z-index="8"><draw:image xlink:href="Pictures/200000070000556F00002BD54E261FCC.wmf" xlink:type="simple" xlink:show="embed" xlink:actuate="onLoad"/></draw:frame>Illustration <text:sequence text:ref-name="refIllustration1" text:name="Illustration" text:formula="ooow:Illustration+1" style:num-format="1">2</text:sequence>: XML Schema XQueries screenshot</text:p></draw:text-box></draw:frame></text:p>
      <text:h text:style-name="Heading_20_2" text:outline-level="2">XQuery sandbox</text:h>
      <text:p text:style-name="Text_20_body">The XQuery sandbox allows user to run and validate XQuery scripts. The page has a huge text area, where the script can be pasted and edited. If the user clicked the ‘Run’ button in the XQueries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XQuery scripts have been found from the repository, then these will be listed with option buttons in the next page. The user shouldn’t do more than select the script and click ‘Run now’ button for executing the XQuery script against the source file.</text:p>
      <text:p text:style-name="Text_20_body"><draw:frame draw:style-name="fr4" draw:name="Frame3" text:anchor-type="as-char" svg:width="15.238cm" draw:z-index="9"><draw:text-box fo:min-height="8.331cm"><text:p text:style-name="Illustration"><draw:frame draw:style-name="fr5" draw:name="graphics17" text:anchor-type="paragraph" svg:x="0.004cm" svg:y="0.002cm" svg:width="15.238cm" style:rel-width="100%" svg:height="8.331cm" style:rel-height="scale" draw:z-index="10"><draw:image xlink:href="Pictures/200000070000562D00002F1D46F378DE.wmf" xlink:type="simple" xlink:show="embed" xlink:actuate="onLoad"/></draw:frame>Illustration <text:sequence text:ref-name="refIllustration2" text:name="Illustration" text:formula="ooow:Illustration+1" style:num-format="1">3</text:sequence>: XQuery sandbox screenshot</text:p></draw:text-box></draw:frame></text:p>
      <text:h text:style-name="Heading_20_1" text:outline-level="1">Administrators functionality</text:h>
      <text:p text:style-name="Text_20_body">Quality Assessment Service uses 2 technologies for making quality checks – XQuery scripts and XML Schema validation.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XQueries in other hand should be written and tested by administrators before adding these into a QA package.</text:p>
      <text:p text:style-name="Text_20_body">QA Service uses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h text:style-name="Heading_20_2" text:outline-level="2">Create new XQueries</text:h>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s,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http://www.xmlspy.com/features_xquery.html). XQueries can be edited also in the XQuery sandbox that is a huge text area on a web page. But for longer scripts it might not be good enough.</text:p>
      <text:p text:style-name="P12">NB! The only limitation for the XQuery scripts is that they have to have an external variable $source_url defined that is the source url of the XML document that is analysed.</text:p>
      <text:p text:style-name="Text_20_body"/>
      <text:p text:style-name="Text_20_body">Each QA rule can be written into different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suppli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Text_20_body">There is also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p text:style-name="XML_20_Listing"><text:s text:c="2"/>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int/namespace.jsp?ns_id=8";</text:p>
      <text:p text:style-name="XML_20_Listing">declare namespace dd37="http://dd.eionet.eu.int/namespace.jsp?ns_id=37";</text:p>
      <text:p text:style-name="XML_20_Listing"/>
      <text:p text:style-name="XML_20_Listing">(:===================================================================:)</text:p>
      <text:p text:style-name="XML_20_Listing">(: Rule 1.a :)</text:p>
      <text:p text:style-name="XML_20_Listing">(: Goes throug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5">&lt;b&gt;{$pn}&lt;br&gt;&lt;/br&gt;&lt;/b&gt;</text:span></text:p>
      <text:p text:style-name="XML_20_Listing">}</text:p>
      <text:p text:style-name="XML_20_Listing">;</text:p>
      <text:p text:style-name="XML_20_Listing">(:===================================================================:)</text:p>
      <text:p text:style-name="XML_20_Listing">(: Rule 1.b :)</text:p>
      <text:p text:style-name="XML_20_Listing">(: Goes throug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r&gt;&lt;/b&gt;</text:p>
      <text:p text:style-name="XML_20_Listing">}</text:p>
      <text:p text:style-name="XML_20_Listing">;</text:p>
      <text:p text:style-name="XML_20_Listing">(:===================================================================:)</text:p>
      <text:p text:style-name="XML_20_Listing">(: Rule 1.c :)</text:p>
      <text:p text:style-name="XML_20_Listing">(: Goes throug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5">let $pn := fn:doc($url)//dd8:GeneralCharacterisation/dd8:Row[@status="valid"]</text:span></text:p>
      <text:p text:style-name="XML_20_Listing"><text:span text:style-name="T5"><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 result is empty<text:tab/>:)</text:p>
      <text:p text:style-name="XML_20_Listing">(: It means that there are no duplicate EWN codes:)(:===================================================================:)</text:p>
      <text:p text:style-name="XML_20_Listing"><text:tab/><text:tab/><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5">let $validstartewn_result := local:getEWNCodeValidStart($url)</text:span></text:p>
      <text:p text:style-name="XML_20_Listing"><text:span text:style-name="T5"><text:s text:c="5"/></text:span>return</text:p>
      <text:p text:style-name="XML_20_Listing"><text:s text:c="7"/>if(empty($ewn_result) and empty($emptyewn_result) and empty($startewn_result))</text:p>
      <text:p text:style-name="XML_20_Listing"><text:tab/>then </text:p>
      <text:p text:style-name="XML_20_Listing"><text:s text:c="10"/>&lt;span&gt;</text:p>
      <text:p text:style-name="XML_20_Listing"><text:tab/> <text:s text:c="3"/>&lt;h2&gt;1. OK&lt;/h2&gt;</text:p>
      <text:p text:style-name="XML_20_Listing"><text:s text:c="12"/>&lt;div&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div&gt;</text:p>
      <text:p text:style-name="XML_20_Listing"><text:s text:c="12"/>&lt;br/&gt;</text:p>
      <text:p text:style-name="XML_20_Listing"><text:s text:c="12"/>&lt;div&gt;The test was passed successfully. There are no duplicate EWN-Codes.&lt;/div&gt;</text:p>
      <text:p text:style-name="XML_20_Listing"><text:s text:c="10"/><text:span text:style-name="T6">&lt;/span&gt;</text:span></text:p>
      <text:p text:style-name="XML_20_Listing"><text:tab/>else </text:p>
      <text:p text:style-name="XML_20_Listing"><text:tab/> <text:s/>&lt;span&gt;</text:p>
      <text:p text:style-name="XML_20_Listing"><text:span text:style-name="T6"><text:tab/> <text:s text:c="3"/>&lt;h2&gt;1. </text:span>Bad values&lt;/h2&gt;</text:p>
      <text:p text:style-name="XML_20_Listing"><text:tab/> <text:s text:c="3"/>&lt;div&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3"/>&lt;/div&gt;</text:p>
      <text:p text:style-name="XML_20_Listing"><text:s text:c="13"/>&lt;br/&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span&gt; <text:s text:c="13"/></text:p>
      <text:p text:style-name="XML_20_Listing"><text:s text:c="13"/>}</text:p>
      <text:p text:style-name="XML_20_Listing"><text:tab/> <text:s/>&lt;/span&gt;</text:p>
      <text:p text:style-name="XML_20_Listing">};</text:p>
      <text:p text:style-name="XML_20_Listing"/>
      <text:p text:style-name="XML_20_Listing"/>
      <text:p text:style-name="XML_20_Listing"/>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html&gt;</text:p>
      <text:p text:style-name="XML_20_Listing"><text:s text:c="5"/>&lt;body&gt;</text:p>
      <text:p text:style-name="XML_20_Listing"><text:s text:c="7"/>&lt;h2&gt;The following 3 quality checks were made against this file.&lt;/h2&gt;</text:p>
      <text:p text:style-name="XML_20_Listing"><text:s text:c="6"/>{local:getEWNCodeResult($url)}</text:p>
      <text:p text:style-name="XML_20_Listing"/>
      <text:p text:style-name="XML_20_Listing"><text:s text:c="5"/>&lt;/body&gt;</text:p>
      <text:p text:style-name="XML_20_Listing"><text:s text:c="3"/>&lt;/html&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h text:style-name="Heading_20_3" text:outline-level="3">Generating machine readable feedback with XQuery</text:h>
      <text:p text:style-name="Text_20_body">The previous chapter described how to create human readable feedback items in HTML format with XQuery. This chapter will give an example of how to grab the errors automatically from the feedback items and still make it possible for the users to see the information as an 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1">
        <text:list-item>
          <text:p text:style-name="P31">element, which will contain the value of name() function for the XML element that contains the error. </text:p>
        </text:list-item>
        <text:list-item>
          <text:p text:style-name="P31">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20">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3">&lt;div&gt;The following red coloured values are wrong: &lt;/div&gt;</text:p>
      <text:p text:style-name="P13">&lt;table border="1" <text:span text:style-name="T7">error</text:span>="These values are wrong"&gt;</text:p>
      <text:p text:style-name="P13"><text:s text:c="2"/>&lt;tr&gt;</text:p>
      <text:p text:style-name="P13"><text:s text:c="4"/>&lt;th&gt;EoI station code&lt;/th&gt;</text:p>
      <text:p text:style-name="P13"><text:s text:c="4"/>&lt;th&gt;Local station code&lt;/th&gt;</text:p>
      <text:p text:style-name="P13"><text:s text:c="4"/>&lt;th&gt;Type of station O3&lt;/th&gt;</text:p>
      <text:p text:style-name="P13"><text:s text:c="4"/>&lt;th&gt;Type of station EoI&lt;/th&gt;</text:p>
      <text:p text:style-name="P13"><text:s text:c="4"/>&lt;th&gt;Type of area EoI&lt;/th&gt;</text:p>
      <text:p text:style-name="P13"><text:s text:c="2"/>&lt;/tr&gt;</text:p>
      <text:p text:style-name="P13"><text:s text:c="2"/>&lt;tr align="left" <text:span text:style-name="T8">key</text:span>="LI0001A"&gt;</text:p>
      <text:p text:style-name="P13"><text:s text:c="4"/>&lt;td&gt;</text:p>
      <text:p text:style-name="P13"><text:s text:c="6"/>&lt;b&gt;LI0001A&lt;/b&gt;</text:p>
      <text:p text:style-name="P13"><text:s text:c="4"/>&lt;/td&gt;</text:p>
      <text:p text:style-name="P13"><text:s text:c="4"/>&lt;td&gt;VAD&lt;/td&gt;</text:p>
      <text:p text:style-name="P13"><text:s text:c="4"/>&lt;td&gt;</text:p>
      <text:p text:style-name="P13"><text:s text:c="6"/>&lt;div&gt;R&lt;/div&gt;</text:p>
      <text:p text:style-name="P13"><text:s text:c="4"/>&lt;/td&gt;</text:p>
      <text:p text:style-name="P13"><text:s text:c="4"/>&lt;td<text:span text:style-name="T12"> </text:span><text:span text:style-name="T13">element</text:span><text:span text:style-name="T12">="dd208:Station_type_EoI" style="color:red"&gt;</text:span><text:span text:style-name="T14">Traffic</text:span><text:span text:style-name="T12">&lt;/td&gt;</text:span></text:p>
      <text:p text:style-name="P13"><text:s text:c="4"/>&lt;td<text:span text:style-name="T12"> </text:span><text:span text:style-name="T13">element</text:span><text:span text:style-name="T12">="dd208:Area_type_EoI" style="color:red"&gt;</text:span><text:span text:style-name="T14">Rural</text:span><text:span text:style-name="T12">&lt;/td&gt;</text:span></text:p>
      <text:p text:style-name="P13"><text:s/>&lt;/tr&gt;</text:p>
      <text:p text:style-name="P14">&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3">&lt;div&gt;The following values are not listed in the stations list: &lt;/div&gt;</text:p>
      <text:p text:style-name="P13"><text:s text:c="8"/>&lt;table border="1" <text:span text:style-name="T7">error</text:span>="not listed in the stations list"&gt;</text:p>
      <text:p text:style-name="P13"><text:s text:c="10"/>&lt;tr&gt;</text:p>
      <text:p text:style-name="P13"><text:s text:c="12"/>&lt;th&gt;EoI station code&lt;/th&gt;</text:p>
      <text:p text:style-name="P13"><text:s text:c="12"/>&lt;th&gt;Local station code&lt;/th&gt;</text:p>
      <text:p text:style-name="P13"><text:s text:c="10"/>&lt;/tr&gt;</text:p>
      <text:p text:style-name="P13"><text:s text:c="10"/>&lt;tr align="right" <text:span text:style-name="T7">key</text:span>="41B011"&gt;</text:p>
      <text:p text:style-name="P13"><text:s text:c="12"/>&lt;td style="color:red"&gt;</text:p>
      <text:p text:style-name="P13"><text:s text:c="14"/>&lt;b <text:span text:style-name="T7">element</text:span>="dd208:EoI_station_code"&gt;<text:span text:style-name="T9">41B011</text:span>&lt;/b&gt;</text:p>
      <text:p text:style-name="P13"><text:s text:c="12"/>&lt;/td&gt;</text:p>
      <text:p text:style-name="P13"><text:s text:c="12"/>&lt;td <text:span text:style-name="T7">element</text:span>="dd208:Local_station_code"&gt;<text:span text:style-name="T9">Dardanelles</text:span>&lt;/td&gt;</text:p>
      <text:p text:style-name="P14"><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h text:style-name="Heading_20_3" text:outline-level="3">XQuery References</text:h>
      <text:p text:style-name="Text_20_body">This chapter contains references to specifications, tutorials and other sources that may give some help for creating XQueries for QA service. </text:p>
      <text:p text:style-name="Heading_20_8">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0"> - </text:span>XQuery 1.0 and XPath 2.0 Functions and Operators</text:p>
      <text:p text:style-name="List_20_Indent"><text:a xlink:type="simple" xlink:href="http://www.w3.org/TR/xpath-datamodel/"><text:span text:style-name="Internet_20_link">http://www.w3.org/TR/xpath-datamodel/</text:span></text:a><text:span text:style-name="T10">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0"> - </text:span>XSLT 2.0 and XQuery 1.0 Serialization<text:span text:style-name="T10"> </text:span></text:p>
      <text:p text:style-name="List_20_Indent"><text:a xlink:type="simple" xlink:href="http://www.w3.org/TR/xquery-use-cases/"><text:span text:style-name="Internet_20_link">http://www.w3.org/TR/xquery-use-cases/</text:span></text:a><text:span text:style-name="T10"> - </text:span>XML Query Use Cases</text:p>
      <text:p text:style-name="List_20_Indent"><text:a xlink:type="simple" xlink:href="http://www.w3.org/TR/xquery-requirements/"><text:span text:style-name="Internet_20_link">http://www.w3.org/TR/xquery-requirements/</text:span></text:a><text:span text:style-name="T10">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1">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Text_20_body"/>
      <text:h text:style-name="Heading_20_2" text:outline-level="2">Add new XQueries to repository and edit properties</text:h>
      <text:p text:style-name="Text_20_body">If a new XQuery script is successfully created, then it’s time to upload it into the repository and execute the script with a test file. The user should have access rights and update privileges in the repository. There is ‘Add Query’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XQuery sandbox can be found from next chapters.</text:p>
      <text:p text:style-name="Text_20_body"><draw:frame draw:style-name="fr4" draw:name="Frame4" text:anchor-type="as-char" svg:width="15.242cm" draw:z-index="11"><draw:text-box fo:min-height="7.708cm"><text:p text:style-name="Illustration"><draw:frame draw:style-name="fr5" draw:name="graphics18" text:anchor-type="paragraph" svg:x="0.004cm" svg:y="0.002cm" svg:width="15.242cm" style:rel-width="100%" svg:height="7.708cm" style:rel-height="scale" draw:z-index="12"><draw:image xlink:href="Pictures/20000007000052420000299CC26940AF.wmf" xlink:type="simple" xlink:show="embed" xlink:actuate="onLoad"/></draw:frame>Illustration <text:sequence text:ref-name="refIllustration3" text:name="Illustration" text:formula="ooow:Illustration+1" style:num-format="1">4</text:sequence>: XQuery adding screenshot</text:p></draw:text-box></draw:frame></text:p>
      <text:h text:style-name="Heading_20_2" text:outline-level="2">Add XML Schema validation into QA package</text:h>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h text:style-name="Heading_20_2" text:outline-level="2">XQuery sandbox advanced functions</text:h>
      <text:p text:style-name="Text_20_body">Read-functionality part of the documents described the basic functions of the XQuery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4" draw:name="Frame5" text:anchor-type="as-char" svg:width="15.242cm" draw:z-index="13"><draw:text-box fo:min-height="8.599cm"><text:p text:style-name="Illustration"><draw:frame draw:style-name="fr5" draw:name="graphics19" text:anchor-type="paragraph" svg:x="0.004cm" svg:y="0.002cm" svg:width="15.242cm" style:rel-width="100%" svg:height="8.599cm" style:rel-height="scale" draw:z-index="14"><draw:image xlink:href="Pictures/20000007000056B4000030EAD8DCE7D9.wmf" xlink:type="simple" xlink:show="embed" xlink:actuate="onLoad"/></draw:frame>Illustration <text:sequence text:ref-name="refIllustration4" text:name="Illustration" text:formula="ooow:Illustration+1" style:num-format="1">5</text:sequence>: Advanced XQuery sandbox screenshot</text:p></draw:text-box></draw:frame></text:p>
      <text:h text:style-name="Heading_20_2" text:outline-level="2">Work-queue system management</text:h>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XQuery sandbox. He/she can preview the results from this page.</text:p>
      <text:p text:style-name="Text_20_body">The table of the work-queue jobs has the following columns:</text:p>
      <text:list text:style-name="WW8Num68">
        <text:list-item>
          <text:p text:style-name="P33">Job ID – unique job identifier. The clients use this id for requesting the result file</text:p>
        </text:list-item>
        <text:list-item>
          <text:p text:style-name="P33">Document URL – the URL of the source XML file given as a parameter to QA service</text:p>
        </text:list-item>
        <text:list-item>
          <text:p text:style-name="P33">XQuery script – the link to the script that was executed against to the XML file. The script can be loaded from the XQuery repository or it was written into the sandbox and saved temporarily or it can be the link to the XML Schema, if the job contained validation.</text:p>
        </text:list-item>
        <text:list-item>
          <text:p text:style-name="P33">Job result – link to the result file, if it is available. The result file can contain the error message, if any errors occurred.</text:p>
        </text:list-item>
        <text:list-item>
          <text:p text:style-name="P33">Status – status field can have the following values:</text:p>
        </text:list-item>
      </text:list>
      <text:list text:style-name="L2">
        <text:list-item>
          <text:list>
            <text:list-item>
              <text:p text:style-name="P24">JOB_RECEIVED - <text:s/>the client has sent the new job into system</text:p>
            </text:list-item>
            <text:list-item>
              <text:p text:style-name="P24">DOWNLOADING SOURCE – the system downloads the source file and saves it temporarily</text:p>
            </text:list-item>
            <text:list-item>
              <text:p text:style-name="P24">PROCESSING – the system processes the job, the result is not available yet.</text:p>
            </text:list-item>
            <text:list-item>
              <text:p text:style-name="P24">READY – the job is done, but not requested by the client</text:p>
            </text:list-item>
            <text:list-item>
              <text:p text:style-name="P24">FATAL_ERROR – a fatal error occurred during the processing. The error message can be found from the result file</text:p>
            </text:list-item>
            <text:list-item>
              <text:p text:style-name="P24">RECOVERABLE ERROR – the result is still available</text:p>
            </text:list-item>
            <text:list-item>
              <text:p text:style-name="P24">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5"><draw:text-box fo:min-height="9.816cm"><text:p text:style-name="Illustration"><draw:frame draw:style-name="fr5" draw:name="graphics20" text:anchor-type="paragraph" svg:x="0.004cm" svg:y="0.002cm" svg:width="15.228cm" style:rel-width="100%" svg:height="9.816cm" style:rel-height="scale" draw:z-index="16"><draw:image xlink:href="Pictures/200000070000667A000042101B461883.wmf" xlink:type="simple" xlink:show="embed" xlink:actuate="onLoad"/></draw:frame>Illustration <text:sequence text:ref-name="refIllustration5" text:name="Illustration" text:formula="ooow:Illustration+1" style:num-format="1">6</text:sequence>: Work-queue jobs management screenshot</text:p></draw:text-box></draw:frame></text:p>
      <text:h text:style-name="Heading_20_1" text:outline-level="1"><text:bookmark-start text:name="_Ref119212203"/>External system <text:bookmark-end text:name="_Ref119212203"/>features</text:h>
      <text:p text:style-name="Text_20_body">The <text:span text:style-name="T17">QA Service</text:span> has been designed to be used also by external applications. These client applications may perform the following operations on <text:span text:style-name="T17">the QA Service</text:span>:</text:p>
      <text:list text:style-name="WW8Num21">
        <text:list-item>
          <text:p text:style-name="P22">Validate delivered XML file</text:p>
        </text:list-item>
      </text:list>
      <text:list text:style-name="WW8Num6">
        <text:list-item>
          <text:p text:style-name="P21">Create QA jobs in batch</text:p>
        </text:list-item>
      </text:list>
      <text:list text:style-name="WW8Num21">
        <text:list-item>
          <text:p text:style-name="P22">Retreive jobs results</text:p>
        </text:list-item>
      </text:list>
      <text:p text:style-name="Text_20_body">In order to invoke these operations, the location of the <text:span text:style-name="T17">QA Service</text:span> XML RPC Router must be known. By default this is set to: http://&lt;&lt;web_root&gt;&gt;/RpcRouter </text:p>
      <text:p text:style-name="Text_20_body">To make use of the <text:span text:style-name="T17">QA Service</text:span> XML RPC, users need to call it from an external application. The following is an example for such an RPC call using the Python programming language:</text:p>
      <text:p text:style-name="Programlisting">import xmlrpclib</text:p>
      <text:p text:style-name="Programlisting">server = xmlrpclib.Server(‘http://&lt;&lt;web_root&gt;&gt;/RpcRouter’)</text:p>
      <text:p text:style-name="Programlisting">try:</text:p>
      <text:p text:style-name="Programlisting"><text:s text:c="4"/>conversions=server.ValidationService.listQAScripts()</text:p>
      <text:p text:style-name="Programlisting"><text:s text:c="4"/>except xmlrpclib.ProtocolError, p:</text:p>
      <text:p text:style-name="Programlisting"><text:s text:c="9"/>err_code=p.errcode <text:s text:c="3"/>#handle error according to error code</text:p>
      <text:h text:style-name="Heading_20_2" text:outline-level="2">Validate XML against schema</text:h>
      <text:p text:style-name="Text_20_body">Name: <text:tab/><text:tab/><text:tab/>validateSchema( 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validate method can be used. The parameters are the URL of the source XML file to be validated and the URL of XML Schema.The return value contains validation result in HTML format. If validation passed successfully, then the string starts with “OK –“</text:p>
      <text:p text:style-name="Text_20_body"/>
      <text:p text:style-name="Text_20_body">Example: validateSchema(“http://roddev.eionet.eu.int/waterdemo/water_measurements.xml ”, ”http://roddev.eionet.eu.int/waterdemo/water_measurements.xsd” ) returns a string with the following content:</text:p>
      <text:p text:style-name="Text_20_body">“OK - XML Schema validation passed without errors.”</text:p>
      <text:h text:style-name="Heading_20_2" text:outline-level="2">Validate delivered XML file </text:h>
      <text:p text:style-name="Text_20_body">Validates the source XML file against the XML Schema or doctype defined within the XML file<text:span text:style-name="T15"><text:line-break/></text:span></text:p>
      <text:p text:style-name="Text_20_body">Name: <text:tab/><text:tab/><text:tab/>validate(xml_url)</text:p>
      <text:p text:style-name="Text_20_body"><text:span text:style-name="T4">Method parameters:</text:span><text:line-break/><text:span text:style-name="T15">xml_url <text:s text:c="3"/></text:span><text:s text:c="5"/>string – URL of the XML file to be validated.</text:p>
      <text:p text:style-name="Standard"><text:span text:style-name="T4">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int/GetSchema?id=TBL2551“ or xsi:schemaLocation=http://dd.eionet.eu.int/namespace.jsp?ns_id=8 http://dd.eionet.eu.int/GetSchema?id=TBL2551. The parameter is the URL of the source XML file to be validated. The return value contains validation result in HTML format. If validation passed successfully, then the string starts with “OK –“</text:p>
      <text:p text:style-name="Text_20_body"/>
      <text:p text:style-name="Text_20_body">Example: validate (“http://roddev.eionet.eu.int/waterdemo/water_measurements.xml ”) returns a string with the following content:</text:p>
      <text:p text:style-name="Text_20_body">“OK - XML Schema validation passed without errors.”</text:p>
      <text:h text:style-name="Heading_20_2" text:outline-level="2">Analyze XML files</text:h>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zing several XML files with QA methods</text:p>
      <text:p text:style-name="Text_20_body">Detailed description: <text:s/>. The client usually doesn’t know what is the technology used for QA. The method is using scripts defined in the XQuery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z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IDs and source file URLs.</text:p>
      <text:p text:style-name="Text_20_body"/>
      <text:p text:style-name="Text_20_body">Example: analyzeXMLFiles({“http://dd.eionet.eu.int/GetSchema?id=TBL2551”:[‘ http://cdr-ewn.eionet.eu.int/bg/eea/envqarhpw/BG_bodies.xml’, ‘http://cdr-ewn.eionet.eu.int/li/eea/ewn3/envqarohw/LI_bodies.xml’]} returns an array with the following content:</text:p>
      <text:p text:style-name="XML_20_Listing">[[‘345’,’ http://cdr-ewn.eionet.eu.int/bg/eea/envqarhpw/BG_bodies.xml’], [‘346’,’http://cdr-ewn.eionet.eu.int/bg/eea/envqarhpw/BG_bodies.xml’],[‘347’, ‘http://cdr-ewn.eionet.eu.int/li/eea/ewn3/envqarohw/LI_bodies.xml’],[‘348’,’ http://cdr-ewn.eionet.eu.int/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h text:style-name="Heading_20_2" text:outline-level="2">Analyze</text:h>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zing an XML files with given XQuery script.</text:p>
      <text:p text:style-name="Text_20_body">Detailed description: <text:s/>. 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zed</text:p>
      <text:p text:style-name="Text_20_body">and the source of XQuery script. The method returns the ID of the job, put into the work-queue system.</text:p>
      <text:p text:style-name="Text_20_body"/>
      <text:p text:style-name="Text_20_body">Example: </text:p>
      <text:p text:style-name="Example"><text:span text:style-name="Example">Sum_Emissions.xql:</text:span></text:p>
      <text:p text:style-name="Example"><text:span text:style-name="Example">define variable $source_url as xs:string external</text:span></text:p>
      <text:p text:style-name="Example"><text:span text:style-name="Example"/></text:p>
      <text:p text:style-name="Example"><text:span text:style-name="Example">declare namespace local="http://localhost/GDEM"</text:span></text:p>
      <text:p text:style-name="Example"><text:span text:style-name="Example"/></text:p>
      <text:p text:style-name="Example"><text:span text:style-name="Example">define function local:sumEmission($emiss as element()*) as xs:decimal</text:span></text:p>
      <text:p text:style-name="Example"><text:span text:style-name="Example">{</text:span></text:p>
      <text:p text:style-name="Example"><text:span text:style-name="Example"><text:s text:c="3"/>for $d in distinct-values($emiss/PollutantName)</text:span></text:p>
      <text:p text:style-name="Example"><text:span text:style-name="Example"><text:tab/><text:tab/>let $e := $emiss[PollutantName = $d]</text:span></text:p>
      <text:p text:style-name="Example"><text:span text:style-name="Example"><text:tab/> <text:s/>return<text:tab/>sum($e/EmissionValue)</text:span></text:p>
      <text:p text:style-name="Example"><text:span text:style-name="Example">}</text:span></text:p>
      <text:p text:style-name="Example"><text:span text:style-name="Example"/></text:p>
      <text:p text:style-name="Example"><text:span text:style-name="Example">define function local:proceed ($url as xs:string) </text:span></text:p>
      <text:p text:style-name="Example"><text:span text:style-name="Example">{</text:span></text:p>
      <text:p text:style-name="Example"><text:span text:style-name="Example"><text:tab/>for $pn in distinct-values(doc($url)//report/Facility/Emission/PollutantName)</text:span></text:p>
      <text:p text:style-name="Example"><text:span text:style-name="Example"><text:tab/>order by $pn</text:span></text:p>
      <text:p text:style-name="Example"><text:span text:style-name="Example"><text:tab/><text:tab/>return &lt;tr&gt;&lt;td&gt;{$pn}&lt;/td&gt;&lt;td align="right"&gt;{local:sumEmission(doc($url)//report/Facility/Emission[PollutantName = $pn])}&lt;/td&gt;&lt;/tr&gt;</text:span></text:p>
      <text:p text:style-name="Example"><text:span text:style-name="Example">}</text:span></text:p>
      <text:p text:style-name="Text_20_body"/>
      <text:p text:style-name="XML_20_Listing">&lt;html&gt;</text:p>
      <text:p text:style-name="XML_20_Listing"><text:tab/>&lt;body&gt;</text:p>
      <text:p text:style-name="XML_20_Listing"><text:tab/><text:tab/>&lt;table border="1"&gt;</text:p>
      <text:p text:style-name="XML_20_Listing"><text:tab/><text:tab/>&lt;tr&gt;&lt;th&gt;Substance&lt;/th&gt;&lt;th align="right"&gt;Sum of Emission Values&lt;/th&gt;&lt;/tr&gt;</text:p>
      <text:p text:style-name="XML_20_Listing"><text:tab/><text:tab/>{local:proceed($source_url)}</text:p>
      <text:p text:style-name="XML_20_Listing"><text:tab/><text:tab/>&lt;/table&gt;</text:p>
      <text:p text:style-name="XML_20_Listing"><text:s text:c="2"/>&lt;/body&gt;</text:p>
      <text:p text:style-name="XML_20_Listing">&lt;/html&gt;</text:p>
      <text:p text:style-name="Text_20_body">You can the call the analyze method as analyze(http://roddev.eionet.eu.int/waterdemo/water_measurements.xml, &lt;Content of Sum_Emissions.xql&gt;) and it returns the job ID as follows:</text:p>
      <text:p text:style-name="Text_20_body">‘345’</text:p>
      <text:h text:style-name="Heading_20_2" text:outline-level="2">Get results from batch job</text:h>
      <text:p text:style-name="Text_20_body">Name: <text:tab/><text:tab/><text:tab/>getResult(jobId)</text:p>
      <text:p text:style-name="Text_20_body"/>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
      <text:p text:style-name="Text_20_body">Detailed description: <text:s/>. 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text:tab/>: 0- ready, 1-not ready, 2- fatal error,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Text_20_body"/>
      <text:p text:style-name="Text_20_body">{CODE=”1”, VALUE=”&lt;html&gt;the result of QA&lt;/html&gt;”, METATYPE=”text/html”, SCRIPT_TITLE=”This script checks the min mean max values”}</text:p>
      <text:p text:style-name="Text_20_body"/>
      <text:h text:style-name="Heading_20_2" text:outline-level="2">List available QA rules</text:h>
      <text:p text:style-name="Text_20_body">Name: <text:tab/><text:tab/><text:tab/>listQueries(xmlSchema)</text:p>
      <text:p text:style-name="Text_20_body"/>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ext:s/>. This method returns the list of available QA rules for one particular schema. If no parameter is defined, then all the QA rules are returned. QA rules technology can be XQuery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text:p>
      <text:p text:style-name="Text_20_body"><text:tab/>String “xml_schema”<text:tab/>: xml schema of the input XML file</text:p>
      <text:p text:style-name="Text_20_body"/>
      <text:p text:style-name="Text_20_body">Example: listQueries('http://dd.eionet.eu.int/GetSchema?id=TBL2551') returns the following result: </text:p>
      <text:p text:style-name="Text_20_body"/>
      <text:p text:style-name="Text_20_body">[{content_type_out=HTML, short_name=Test QRY, xml_schema=http://dd.eionet.eu.int/GetSchema?id=TBL2552, schema_id=56, description=123, query=xq.txt, query_id=1}, {content_type_out=HTML, short_name=Test 2, xml_schema=http://dd.eionet.eu.int/GetSchema?id=TBL2552, schema_id=56, description=Desc, query=GW_Body_rules2551.xql, query_id=9}] </text:p>
      <text:h text:style-name="P38" text:outline-level="2">List available QA scripts</text:h>
      <text:p text:style-name="Text_20_body">Name: <text:tab/><text:tab/><text:tab/>listQAScripts(XML_schema)</text:p>
      <text:p text:style-name="Text_20_body"/>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ext:s/>.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
      <text:p text:style-name="Text_20_body">Example: listQAScripts(' http://dd.eionet.eu.int/namespace.jsp?ns_id=10 http://dd.eionet.eu.int/GetSchema?id=TBL3227 ') <text:s/>returns the following result: </text:p>
      <text:p text:style-name="Text_20_body"/>
      <text:p text:style-name="Text_20_body">[[-1, XML Schema Validation, ], [15, Eionet-Water: Rivers - Proxy pressures, 31.10.2005 10:35:31]] </text:p>
      <text:h text:style-name="Heading_20_2" text:outline-level="2">Run QA script</text:h>
      <text:p text:style-name="Text_20_body">Name: <text:tab/><text:tab/><text:tab/>listQAScripts(file_URL, script_ID)</text:p>
      <text:p text:style-name="Text_20_body"/>
      <text:p text:style-name="Text_20_body">Parameters:<text:tab/> <text:tab/>STRING, STRING</text:p>
      <text:p text:style-name="Text_20_body">Return type: <text:tab/><text:tab/>ARRAY</text:p>
      <text:p text:style-name="Text_20_body"/>
      <text:p text:style-name="Text_20_body">Description: <text:tab/>: <text:s/>This method runs the QA script with specified id against the source XML file and returns the result as a bytearray. The 2 string parameters for the method are:</text:p>
      <text:p text:style-name="Text_20_body">- file_URL of the source XML file</text:p>
      <text:p text:style-name="Text_20_body">- script_ID <text:s/>script id returned by listQAScripts() method; -1 if it is XML Schema validation</text:p>
      <text:p text:style-name="Text_20_body"/>
      <text:p text:style-name="Text_20_body">The method returns an ARRAY with two elements:</text:p>
      <text:p text:style-name="Text_20_body">String 1 - content-type of the file format, can be used in HttpResponse<text:tab/>(“text/html”, <text:tab/> “application-pdf”, …)</text:p>
      <text:p text:style-name="Text_20_body">Byte[] content<text:tab/><text:tab/>: Result of QA as a bytearray</text:p>
      <text:p text:style-name="Text_20_body"/>
      <text:p text:style-name="Text_20_body">Example: runQAScript(http://cdr.eionet.eu.int/at/eea/ewn1/envq2hsrw/ProxyPressures.xml","15") returns an ARRAY with the following content:</text:p>
      <text:p text:style-name="Text_20_body"/>
      <text:p text:style-name="Text_20_body">[text/html, &lt;bytearray&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Courier New3" svg:font-family="'Courier New'"/>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1</text:editing-cycles> <text:s text:c="2"/><text:modification-date style:data-style-name="N84">2007-08-31</text:modification-date><text:tab/><text:title>Quality Assessment Service</text:title><text:tab/><text:span text:style-name="T1">Page </text:span><text:span text:style-name="T1"><text:page-number text:select-page="current">1</text:page-number></text:span><text:span text:style-name="T1"> of </text:span><text:span text:style-name="T1"><text:page-count style:num-format="1">23</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11</text:editing-cycles> <text:s text:c="2"/><text:modification-date style:data-style-name="N84">2007-08-31</text:modification-date><text:tab/><text:title>Quality Assessment Service</text:title><text:tab/><text:span text:style-name="T1">Page </text:span><text:span text:style-name="T1"><text:page-number text:select-page="current">1</text:page-number></text:span><text:span text:style-name="T1"> of </text:span><text:span text:style-name="T1"><text:page-count style:num-format="1">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Quality Assessment Service</dc:title>
    <meta:initial-creator>Søren Roug</meta:initial-creator>
    <meta:creation-date>2006-09-18T16:55:03</meta:creation-date>
    <dc:creator>Søren Roug</dc:creator>
    <dc:date>2007-08-31T13:34:23</dc:date>
    <meta:printed-by>Søren Roug</meta:printed-by>
    <meta:print-date>2007-08-31T12:53:28</meta:print-date>
    <dc:language>en-GB</dc:language>
    <meta:editing-cycles>11</meta:editing-cycles>
    <meta:editing-duration>PT2H15M11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3" meta:image-count="6" meta:object-count="0" meta:page-count="23" meta:paragraph-count="498" meta:word-count="5923" meta:character-count="38609"/>
  </office:meta>
</office:document-meta>
</file>